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
“Oh?! How'd you bastards get out?”</text:p>
          </table:table-cell>
          <table:table-cell table:number-columns-repeated="1020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uh oh...!</text:p>
          </table:table-cell>
          <table:table-cell table:number-columns-repeated="1020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20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
“Quick, get 'em!”</text:p>
          </table:table-cell>
          <table:table-cell table:number-columns-repeated="1020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
“Th-That's insane...! How'd we lose to these
little bastards?!”</text:p>
          </table:table-cell>
          <table:table-cell table:number-columns-repeated="1020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
“There's no way we can fight against
that...!”</text:p>
          </table:table-cell>
          <table:table-cell table:number-columns-repeated="1020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
“This is bad news! We gotta tell the boss!!”</text:p>
          </table:table-cell>
          <table:table-cell table:number-columns-repeated="1020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'em...!</text:p>
          </table:table-cell>
          <table:table-cell table:number-columns-repeated="1020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 Wasn't that an easy win?</text:p>
          </table:table-cell>
          <table:table-cell table:number-columns-repeated="1020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</text:p>
          </table:table-cell>
          <table:table-cell table:number-columns-repeated="1020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
works against the bandit gang.</text:p>
          </table:table-cell>
          <table:table-cell table:number-columns-repeated="1020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20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not why we came here, remember?</text:p>
          </table:table-cell>
          <table:table-cell table:number-columns-repeated="1020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
Sharusharu-san's safety.</text:p>
          </table:table-cell>
          <table:table-cell table:number-columns-repeated="1020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almost got carried away!</text:p>
          </table:table-cell>
          <table:table-cell table:number-columns-repeated="1020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sharu-san!
Vámono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